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8pt" style:font-size-asian="18pt" style:font-size-complex="20pt"/>
    </style:style>
    <style:style style:name="P2" style:parent-style-name="Párrafodelista" style:list-style-name="LFO1" style:family="paragraph">
      <style:paragraph-properties fo:margin-bottom="0in"/>
    </style:style>
    <style:style style:name="P3" style:parent-style-name="Párrafodelista" style:list-style-name="LFO1" style:family="paragraph">
      <style:paragraph-properties fo:margin-bottom="0in"/>
    </style:style>
    <style:style style:name="P4" style:parent-style-name="Párrafodelista" style:list-style-name="LFO1" style:family="paragraph">
      <style:paragraph-properties fo:margin-bottom="0in"/>
    </style:style>
    <style:style style:name="P5" style:parent-style-name="Párrafodelista" style:list-style-name="LFO1" style:family="paragraph">
      <style:paragraph-properties fo:margin-bottom="0in"/>
    </style:style>
    <style:style style:name="T6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style:text-underline-type="single" style:text-underline-style="solid" style:text-underline-width="auto" style:text-underline-mode="continuous"/>
    </style:style>
    <style:style style:name="P8" style:parent-style-name="Normal" style:family="paragraph">
      <style:paragraph-properties fo:margin-bottom="0in"/>
    </style:style>
    <style:style style:name="P9" style:parent-style-name="Párrafodelista" style:list-style-name="LFO2" style:family="paragraph">
      <style:paragraph-properties fo:margin-bottom="0in"/>
    </style:style>
    <style:style style:name="P10" style:parent-style-name="Párrafodelista" style:list-style-name="LFO2" style:family="paragraph">
      <style:paragraph-properties fo:margin-bottom="0in"/>
    </style:style>
    <style:style style:name="P11" style:parent-style-name="Párrafodelista" style:list-style-name="LFO2" style:family="paragraph">
      <style:paragraph-properties fo:margin-bottom="0in"/>
    </style:style>
    <style:style style:name="P12" style:parent-style-name="Normal" style:family="paragraph">
      <style:paragraph-properties fo:margin-bottom="0in"/>
    </style:style>
    <style:style style:name="T13" style:parent-style-name="Fuentedepárrafopredeter." style:family="text">
      <style:text-properties fo:font-weight="bold" style:font-weight-asian="bold"/>
    </style:style>
    <style:style style:name="P14" style:parent-style-name="Párrafodelista" style:list-style-name="LFO3" style:family="paragraph">
      <style:paragraph-properties fo:margin-bottom="0in"/>
    </style:style>
    <style:style style:name="P15" style:parent-style-name="Párrafodelista" style:list-style-name="LFO3" style:family="paragraph">
      <style:paragraph-properties fo:margin-bottom="0in"/>
    </style:style>
    <style:style style:name="P16" style:parent-style-name="Párrafodelista" style:list-style-name="LFO3" style:family="paragraph">
      <style:paragraph-properties fo:margin-bottom="0in"/>
    </style:style>
    <style:style style:name="T17" style:parent-style-name="Fuentedepárrafopredeter." style:family="text">
      <style:text-properties fo:font-weight="bold" style:font-weight-asian="bold"/>
    </style:style>
    <style:style style:name="P18" style:parent-style-name="Normal" style:family="paragraph">
      <style:paragraph-properties fo:margin-bottom="0in"/>
    </style:style>
    <style:style style:name="T19" style:parent-style-name="Fuentedepárrafopredeter." style:family="text">
      <style:text-properties fo:font-weight="bold" style:font-weight-asian="bold"/>
    </style:style>
    <style:style style:name="P20" style:parent-style-name="Párrafodelista" style:list-style-name="LFO4" style:family="paragraph">
      <style:paragraph-properties fo:margin-bottom="0in"/>
    </style:style>
    <style:style style:name="P21" style:parent-style-name="Párrafodelista" style:list-style-name="LFO4" style:family="paragraph">
      <style:paragraph-properties fo:margin-bottom="0in"/>
    </style:style>
    <style:style style:name="T22" style:parent-style-name="Fuentedepárrafopredeter." style:family="text">
      <style:text-properties fo:font-weight="bold" style:font-weight-asian="bold"/>
    </style:style>
    <style:style style:name="P23" style:parent-style-name="Normal" style:family="paragraph">
      <style:paragraph-properties fo:margin-bottom="0in"/>
    </style:style>
    <style:style style:name="T24" style:parent-style-name="Fuentedepárrafopredeter." style:family="text">
      <style:text-properties fo:font-weight="bold" style:font-weight-asian="bold"/>
    </style:style>
    <style:style style:name="P25" style:parent-style-name="Párrafodelista" style:list-style-name="LFO5" style:family="paragraph">
      <style:paragraph-properties fo:margin-bottom="0in"/>
    </style:style>
    <style:style style:name="P26" style:parent-style-name="Párrafodelista" style:list-style-name="LFO5" style:family="paragraph">
      <style:paragraph-properties fo:margin-bottom="0in"/>
    </style:style>
    <style:style style:name="T27" style:parent-style-name="Fuentedepárrafopredeter." style:family="text">
      <style:text-properties fo:font-weight="bold" style:font-weight-asian="bold"/>
    </style:style>
    <style:style style:name="P28" style:parent-style-name="Normal" style:family="paragraph">
      <style:paragraph-properties fo:margin-bottom="0in"/>
      <style:text-properties fo:font-weight="bold" style:font-weight-asian="bold"/>
    </style:style>
    <style:style style:name="P29" style:parent-style-name="Párrafodelista" style:list-style-name="LFO6" style:family="paragraph">
      <style:paragraph-properties fo:margin-bottom="0in"/>
    </style:style>
    <style:style style:name="P30" style:parent-style-name="Párrafodelista" style:list-style-name="LFO6" style:family="paragraph">
      <style:paragraph-properties fo:margin-bottom="0in"/>
    </style:style>
    <style:style style:name="P31" style:parent-style-name="Párrafodelista" style:list-style-name="LFO6" style:family="paragraph">
      <style:paragraph-properties fo:margin-bottom="0in"/>
    </style:style>
    <style:style style:name="T32" style:parent-style-name="Fuentedepárrafopredeter." style:family="text">
      <style:text-properties fo:font-weight="bold" style:font-weight-asian="bold"/>
    </style:style>
    <style:style style:name="T33" style:parent-style-name="Fuentedepárrafopredeter." style:family="text">
      <style:text-properties fo:font-weight="bold" style:font-weight-asian="bold"/>
    </style:style>
    <style:style style:name="T34" style:parent-style-name="Fuentedepárrafopredeter." style:family="text">
      <style:text-properties fo:font-weight="bold" style:font-weight-asian="bold"/>
    </style:style>
    <style:style style:name="P35" style:parent-style-name="Normal" style:family="paragraph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6" style:parent-style-name="Fuentedepárrafopredeter.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P37" style:parent-style-name="Párrafodelista" style:list-style-name="LFO7" style:family="paragraph">
      <style:paragraph-properties fo:margin-bottom="0in"/>
    </style:style>
    <style:style style:name="T38" style:parent-style-name="Fuentedepárrafopredeter." style:family="text">
      <style:text-properties fo:font-weight="bold" style:font-weight-asian="bold"/>
    </style:style>
    <style:style style:name="T39" style:parent-style-name="Fuentedepárrafopredeter." style:family="text">
      <style:text-properties fo:font-weight="bold" style:font-weight-asian="bold"/>
    </style:style>
    <style:style style:name="P40" style:parent-style-name="Párrafodelista" style:list-style-name="LFO7" style:family="paragraph">
      <style:paragraph-properties fo:margin-bottom="0in"/>
    </style:style>
    <style:style style:name="T41" style:parent-style-name="Fuentedepárrafopredeter." style:family="text">
      <style:text-properties fo:font-weight="bold" style:font-weight-asian="bold"/>
    </style:style>
    <style:style style:name="P42" style:parent-style-name="Párrafodelista" style:list-style-name="LFO7" style:family="paragraph">
      <style:paragraph-properties fo:margin-bottom="0in"/>
    </style:style>
    <style:style style:name="T43" style:parent-style-name="Fuentedepárrafopredeter." style:family="text">
      <style:text-properties fo:font-weight="bold" style:font-weight-asian="bold"/>
    </style:style>
    <style:style style:name="P44" style:parent-style-name="Párrafodelista" style:list-style-name="LFO7" style:family="paragraph">
      <style:paragraph-properties fo:margin-bottom="0in"/>
    </style:style>
    <style:style style:name="T45" style:parent-style-name="Fuentedepárrafopredeter." style:family="text">
      <style:text-properties fo:font-weight="bold" style:font-weight-asian="bold"/>
    </style:style>
    <style:style style:name="P46" style:parent-style-name="Párrafodelista" style:list-style-name="LFO7" style:family="paragraph">
      <style:paragraph-properties fo:margin-bottom="0in"/>
    </style:style>
    <style:style style:name="T47" style:parent-style-name="Fuentedepárrafopredeter." style:family="text">
      <style:text-properties fo:font-weight="bold" style:font-weight-asian="bold"/>
    </style:style>
    <style:style style:name="P48" style:parent-style-name="Normal" style:family="paragraph">
      <style:paragraph-properties fo:text-align="center" fo:margin-left="0.25in">
        <style:tab-stops/>
      </style:paragraph-properties>
    </style:style>
    <style:style style:name="T49" style:parent-style-name="Fuentedepárrafopredeter." style:family="text">
      <style:text-properties fo:font-weight="bold" style:font-weight-asian="bold" fo:color="#7030A0"/>
    </style:style>
  </office:automatic-styles>
  <office:body>
    <office:text text:use-soft-page-breaks="true">
      <text:p text:style-name="P1">TRABAJO EN EQUIPO: Organización de un viaje</text:p>
      <text:p text:style-name="Normal">Como actividad de grupo de la materia de IAEE en este trimestre, os propongo que organicéis en grupos de trabajo de 4 personas un viaje.</text:p>
      <text:list text:style-name="LFO1" text:continue-numbering="true">
        <text:list-item>
          <text:p text:style-name="P2">Duración del viaje: <text:s/>10 días<text:s/></text:p>
        </text:list-item>
        <text:list-item>
          <text:p text:style-name="P3">Número de personas 25<text:s/>alumnos</text:p>
        </text:list-item>
        <text:list-item>
          <text:p text:style-name="P4">Lugar: El viaje deberá ser en al menos 3 ciudades, europeas o españolas. (pueden ser más, pero al menos 3)</text:p>
        </text:list-item>
        <text:list-item>
          <text:p text:style-name="P5">Tenéis un presupuesto por persona de como máximo 750 euros, si excedéis este presupuesto, deberéis pensar como podéis sacar dinero para financiaros</text:p>
        </text:list-item>
      </text:list>
      <text:p text:style-name="Normal"><text:s/>Este viaje deberéis presentarlo en un documento de Word y también preparar una presentación en powerpoint para presentarla en clase.<text:s/></text:p>
      <text:p text:style-name="Normal"><text:span text:style-name="T6">ORGANIZACIÓN DEL TRABAJO</text:span><text:span text:style-name="T7">:<text:s/></text:span></text:p>
      <text:p text:style-name="P8">Todos los miembros del grupo participarán en la elaboración del trabajo. En primer lugar, deberéis:</text:p>
      <text:list text:style-name="LFO2" text:continue-numbering="true">
        <text:list-item>
          <text:p text:style-name="P9">Elegir el destino</text:p>
        </text:list-item>
        <text:list-item>
          <text:p text:style-name="P10">Fechas del viaje</text:p>
        </text:list-item>
        <text:list-item>
          <text:p text:style-name="P11">Itinerario del viaje (provincias o lugares de la comunidad autónoma o país que visitareis)</text:p>
        </text:list-item>
      </text:list>
      <text:p text:style-name="Normal"><text:s/>Una vez centrada la tarea os repartiréis el trabajo de la siguiente manera</text:p>
      <text:p text:style-name="P12"><text:span text:style-name="T13">Responsable de transporte</text:span>:<text:s/></text:p>
      <text:list text:style-name="LFO3" text:continue-numbering="true">
        <text:list-item>
          <text:p text:style-name="P14">Deberá<text:s/>buscar en internet autobuses, trenes o aviones para el viaje de ida y el de vuelta, y para todos los transportes que se hagan dentro de la comunidad autónoma o país.<text:s/></text:p>
        </text:list-item>
        <text:list-item>
          <text:p text:style-name="P15">Deberá preparar un mapa con el itinerario elegido. <text:s/></text:p>
        </text:list-item>
        <text:list-item>
          <text:p text:style-name="P16">Deberá presentar en detalle con fotos de las compañías de transporte los detalles de cada desplazamiento (hora de partida y llegada, tiempo del viaje y precio del billete por persona)</text:p>
        </text:list-item>
      </text:list>
      <text:p text:style-name="Normal"><text:span text:style-name="T17"><text:s/>En excel,</text:span><text:s/>deberá elaborar en una tabla el presupuesto detallado con todos los gastos de transporte del viaje.</text:p>
      <text:p text:style-name="P18"><text:span text:style-name="T19"><text:s/>Responsable de alojamiento</text:span>:<text:s/></text:p>
      <text:list text:style-name="LFO4" text:continue-numbering="true">
        <text:list-item>
          <text:p text:style-name="P20">Deberá buscar en internet alojamiento en hoteles, hostales, albergues o campings de los lugares de destino.</text:p>
        </text:list-item>
        <text:list-item>
          <text:p text:style-name="P21"><text:s/>Deberá presentar en detalle todos los alojamientos elegidos para dormir (fotos del alojamiento, detalles de ubicación en la ciudad, precio por persona y noche)<text:s/></text:p>
        </text:list-item>
      </text:list>
      <text:p text:style-name="Normal"><text:span text:style-name="T22">En excel</text:span><text:s/>, deberá elaborar en una tabla el presupuesto detallado con todos los gastos de alojamiento del viaje<text:s/></text:p>
      <text:p text:style-name="P23"><text:span text:style-name="T24">Responsable de alimentación</text:span>:<text:s/></text:p>
      <text:list text:style-name="LFO5" text:continue-numbering="true">
        <text:list-item>
          <text:p text:style-name="P25">Buscar lugares para comer (desayuno, comida y cena)<text:s/></text:p>
        </text:list-item>
        <text:list-item>
          <text:p text:style-name="P26">Deberá presentar en detalle todos bares o restaurantes elegidos para comer (fotos del restaurante, detalles de ubicación en la ciudad, precio por persona)</text:p>
        </text:list-item>
      </text:list>
      <text:p text:style-name="Normal"><text:span text:style-name="T27">En excel</text:span>, deberá elaborar en una tabla el presupuesto detallado con todos los gastos de comida del viaje.<text:s/></text:p>
      <text:p text:style-name="P28">Responsable de actividades diarias:</text:p>
      <text:list text:style-name="LFO6" text:continue-numbering="true">
        <text:list-item>
          <text:p text:style-name="P29">Planificar las actividades y visitas diarias en cada lugar.</text:p>
        </text:list-item>
        <text:list-item>
          <text:p text:style-name="P30"><text:s/>Deberá buscar museos, lugares históricos o pintorescos para visitar en los lugares de destino.<text:s/></text:p>
        </text:list-item>
        <text:list-item>
          <text:p text:style-name="P31">Deberá presentar en detalle todos los lugares que se visitarán a lo largo de cada día (fotos del lugar, museo o monumento, breve explicación del mismo, detalles de ubicación en la ciudad, precio de entrada por persona si es que hay que pagar). Teneís que contar algo sobre estos lugares.<text:s/></text:p>
        </text:list-item>
      </text:list>
      <text:p text:style-name="Normal"><text:span text:style-name="T32">En excel</text:span><text:s text:c="2"/>deberá elaborar en una tabla el presupuesto detallado con todos los gastos de visitas a lugares del viaje.<text:s/></text:p>
      <text:p text:style-name="Normal"><text:span text:style-name="T33">Elaboración del <text:s/>presupuesto total</text:span>: entre<text:s/><text:span text:style-name="T34">TODOS</text:span><text:s/>deberéis preparar un presupuesto final que incluya todos los presupuestos de los compañeros. Este presupuesto puede ser<text:s/>elaborado en un documento de EXCEL donde cada responsable, ira adjuntando su presupuesto para a continuación sacar el presupuesto final del viaje: Deberéis indicar el coste final del viaje y el coste por persona.</text:p>
      <text:p text:style-name="P35">POR ÚLTIMO, ELABORA UN ESLOGAN ATRACTIVO PARA QUE TU VIAJE SEA EL ELEGIDO.</text:p>
      <text:p text:style-name="Normal"><text:span text:style-name="T36">PRESENTACIÓN DEL TRABAJO</text:span></text:p>
      <text:p text:style-name="Normal"><text:s/>Aunque cada miembro del equipo tendrá una tarea encomendada, todos los miembros del grupo son responsables de que el trabajo se presente completo y dentro de la fecha fijada.<text:s/></text:p>
      <text:list text:style-name="LFO7" text:continue-numbering="true">
        <text:list-item>
          <text:p text:style-name="P37"><text:span text:style-name="T38">Power point</text:span>: Preparar una presentación de power point atractiva para presentar las ciudades y lugares visitados a vuestros compañeros en clase. Seleccionar y presentar sólo la información<text:s/><text:span text:style-name="T39">mas relevante</text:span>, es decir, no es necesario contar el presupuesto de cada parte, por ejemplo,<text:s/>podéis<text:s/>contar lo que vais a hacer cada dia, haciendo hincapiés en los sitios que visitareis.<text:s/></text:p>
        </text:list-item>
        <text:list-item>
          <text:p text:style-name="P40"><text:span text:style-name="T41">Documento word:</text:span><text:s/>En el documento word el trabajo deberá estar correctamente planificado, es decir, indicando exactamente dónde se va a dormir, que se va a hacer y donde se comerá cada uno de los días. Adjuntar fotos de alojamientos, lugares…</text:p>
        </text:list-item>
        <text:list-item>
          <text:p text:style-name="P42"><text:span text:style-name="T43">Documento excel:</text:span><text:s/>indicar el presupuesto de cada parte, presupuesto total del viaje y presupuesto por persona</text:p>
        </text:list-item>
        <text:list-item>
          <text:p text:style-name="P44"><text:span text:style-name="T45">Fecha de entrega</text:span>: 25 noviembre 2024</text:p>
        </text:list-item>
        <text:list-item>
          <text:p text:style-name="P46"><text:span text:style-name="T47">Forma:</text:span><text:s/>Deberéis<text:s/>adjuntar, el documento Word, la presentación power point y el excel con los presupuestos en la tarea que se os creará en aula virtual. <text:s/>A partir del día siguiente a la entrega de los trabajos se realizarán las exposiciones de los trabajos en clase.</text:p>
        </text:list-item>
      </text:list>
      <text:p text:style-name="P48"><text:span text:style-name="T49">Espero que disfrutéis de esta actividad, y a la vez desarrolléis vuestras capacidades de emprendimiento, de planificación y trabajo en equipo y, cómo no, vuestra capacidad de proyectar hacia el futuro todos vuestros deseos y sueños..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388in" fo:line-height="115%" fo:background-color="transparent" style:tab-stop-distance="0.4916in">
        <style:background-fill draw:fill="solid"/>
      </style:paragraph-properties>
      <style:text-properties style:font-name="Calibri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812in" text:min-label-width="0.25in" text:list-level-position-and-space-mode="label-alignment">
          <style:list-level-label-alignment text:label-followed-by="listtab" fo:margin-left="0.5312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Usuario</meta:initial-creator>
    <dc:creator>SILVIA MIGUEL GONZÁLEZ</dc:creator>
    <meta:creation-date>2024-10-10T09:08:00Z</meta:creation-date>
    <dc:date>2024-10-16T17:55:00Z</dc:date>
    <meta:template xlink:href="Normal.dotm" xlink:type="simple"/>
    <meta:editing-cycles>3</meta:editing-cycles>
    <meta:editing-duration>PT300S</meta:editing-duration>
    <meta:document-statistic meta:page-count="2" meta:paragraph-count="9" meta:word-count="736" meta:character-count="4775" meta:row-count="33" meta:non-whitespace-character-count="4048"/>
  </office:meta>
</office:document-meta>
</file>